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9a627" officeooo:paragraph-rsid="0009a6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x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3T12:02:45.549137457</meta:creation-date>
    <dc:date>2025-08-03T12:03:44.353236434</dc:date>
    <meta:editing-duration>PT59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25.2.5.2$Linux_X86_64 LibreOffice_project/520$Build-2</meta:generator>
  </office:meta>
</office:document-meta>
</file>